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ControlClient.AptControlClient( Declaration decl , TwoPhaseAnnotationProcessor 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ptControlClient.needsUnique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tControlClient.hasContr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Client.getID( AptControlField contr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rolClient.needsField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Client.getContr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Client.hasSuper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Client.getSuperClient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ptControlClient.initControl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tControlClient.getGenerateOutput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ptControlClient.initEventAdaptors(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AptControlClient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ControlClient.getFiel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ControlClient.getCheckOutput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Client.getGenerat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